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ErrorImpl.get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Impl.getRela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Impl.DOMErrorImpl( short severity , XML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Error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Impl.createDOMLocator( XML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ErrorImpl.DOMErr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Error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ErrorImpl.getRelate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rrorImp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